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8.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c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lass (1-Metaphorical; 2-Literal)</text:p>
          </table:table-cell>
        </table:table-row>
        <table:table-row table:style-name="ro1">
          <table:table-cell office:value-type="string" calcext:value-type="string">
            <text:p>That football player is fast.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 lawyer is aggressive.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aggress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t football player is a rail.</text:p>
          </table:table-cell>
          <table:table-cell office:value-type="string" calcext:value-type="string">
            <text:p>playerr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 bladders are big.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bi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 ex-husband is a gem.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g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riage is a war.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w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pe is a beginning.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ginn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 boyfriend is a peach.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moon is a banana.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nearest star is spherical in shape..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pheric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fe is a game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g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lts are razors.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raz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ness can be aggressive.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aggress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 computer skills course is poor.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po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 father is strong.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stro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od <text:s/>is beast.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be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t student is hyperactive.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hyperac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 dogs are princesses.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rinc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parents can be donkeys.</text:p>
          </table:table-cell>
          <table:table-cell office:value-type="string" calcext:value-type="string">
            <text:p>grandparent</text:p>
          </table:table-cell>
          <table:table-cell office:value-type="string" calcext:value-type="string">
            <text:p>don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grandfather’s legs are steel.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y teams are jails.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j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business is a growing organism.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rgani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h through forest is a ribbo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ib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grandfather’s legs are strong.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stro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roleum is expensive.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expens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roleum is gold.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t professor is a duck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du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 dogs are pampered.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am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zoo is a place to keep animals.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pla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y teams are extremely controlling.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 marriage was a short leash.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le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s are fluffy.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luff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s room is very cold.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od <text:s/>is a disaster.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disas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 tears are intriguing.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intrig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t criminal’s pathway is a well planned scheme.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ch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enator is a fossil.</text:p>
          </table:table-cell>
          <table:table-cell office:value-type="string" calcext:value-type="string">
            <text:p>senator</text:p>
          </table:table-cell>
          <table:table-cell office:value-type="string" calcext:value-type="string">
            <text:p>fos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lligence is a warehouse.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areh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apeno peppers are fire.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 is thief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i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n performs cognition.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cogni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hol is for incapables.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incap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 eyes are stars.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 is a cruel teache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a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lawyer is a shark.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sh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w on green grass <text:s/>is water droplet.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dropl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trol is fertiliz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ertiliz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ood news was an earthquake.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arthqu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reat Plains are vast.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v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om is solar system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solar 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fisherman is a fish-catcher.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Fish-catc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tree provides shade..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ha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eas can be diamonds.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diamo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kids are naughty..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augh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eas can be precious.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preci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t receptionist is a breath of fresh air.</text:p>
          </table:table-cell>
          <table:table-cell office:value-type="string" calcext:value-type="string">
            <text:p>receptionist</text:p>
          </table:table-cell>
          <table:table-cell office:value-type="string" calcext:value-type="string">
            <text:p>bre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nage love is full of extreme emotions.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mo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avers are rodents..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rod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business is a growing enterprise.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nterpri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 computer skills course is a joke.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jo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professor is cruel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cru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 professor is a savage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sav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chin Tendulkar is the God of cricket</text:p>
          </table:table-cell>
          <table:table-cell office:value-type="string" calcext:value-type="string">
            <text:p>sachin tendulkar</text:p>
          </table:table-cell>
          <table:table-cell office:value-type="string" calcext:value-type="string">
            <text:p>g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aine is a time bomb.</text:p>
          </table:table-cell>
          <table:table-cell office:value-type="string" calcext:value-type="string">
            <text:p>cocaine</text:p>
          </table:table-cell>
          <table:table-cell office:value-type="string" calcext:value-type="string">
            <text:p>time bo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ility is hidden.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dd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is cunning.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unn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ults are hurtful.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hurtf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driveway is an ice rink.</text:p>
          </table:table-cell>
          <table:table-cell office:value-type="string" calcext:value-type="string">
            <text:p>driveway</text:p>
          </table:table-cell>
          <table:table-cell office:value-type="string" calcext:value-type="string">
            <text:p>ice r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reat Plains are a board.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ness is a volcano.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vol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 opponent is an anchor.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anch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st can be harmful.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harmf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 eyes are shiny.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hin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 is quick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 fashion models are twigs.</text:p>
          </table:table-cell>
          <table:table-cell office:value-type="string" calcext:value-type="string">
            <text:p>fashion model</text:p>
          </table:table-cell>
          <table:table-cell office:value-type="string" calcext:value-type="string">
            <text:p>tw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boyfriend is a good person.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p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t professor is short.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dparents can be foolish.</text:p>
          </table:table-cell>
          <table:table-cell office:value-type="string" calcext:value-type="string">
            <text:p>grandparent</text:p>
          </table:table-cell>
          <table:table-cell office:value-type="string" calcext:value-type="string">
            <text:p>foo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t bedroom is a dump.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du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 is unpredictable.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unpredict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driveway is slippery.</text:p>
          </table:table-cell>
          <table:table-cell office:value-type="string" calcext:value-type="string">
            <text:p>driveway</text:p>
          </table:table-cell>
          <table:table-cell office:value-type="string" calcext:value-type="string">
            <text:p>slipp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ven is glutt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ut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t criminal’s pathway is a portrait.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portra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 snores are sirens.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rat’ fur is silk.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si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 ex-husband is a good man.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asketball player was fast..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nage love is a roller coaster ride.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roller coa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kids are monkeys.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mon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 changes everything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eryth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ouds are ships in a sea.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 is helpful.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elpf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 skin is white.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 marriage was controlling.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 college class is disorganized.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disorganiz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trol is encouraging.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ncour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s room is Antarctica.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ntarc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vers are lumberjacks.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lumberj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 college class is a zoo.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zo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 opponent hinders <text:s/>the progress.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hin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chin Tendulkar is the best player of cricket.</text:p>
          </table:table-cell>
          <table:table-cell office:value-type="string" calcext:value-type="string">
            <text:p>sachin tendulkar</text:p>
          </table:table-cell>
          <table:table-cell office:value-type="string" calcext:value-type="string">
            <text:p>play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ic can be soothing.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ooth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is a fox when it comes to getting a deal.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o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 is money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n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n is a machine.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mac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aine is dangerous.</text:p>
          </table:table-cell>
          <table:table-cell office:value-type="string" calcext:value-type="string">
            <text:p>cocaine</text:p>
          </table:table-cell>
          <table:table-cell office:value-type="string" calcext:value-type="string">
            <text:p>danger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nearest star is a ball.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b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 teachers are encyclopedias.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ncyclope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moon is a curve.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cur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bad marriage is hell.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h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 tears are magnets.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mag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riage is an institution.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institu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om is smallest unit of matter.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ma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 teachers are quite knowledgeable.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knowled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 snores are loud..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lou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hol is a crutch.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cru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lie is a dagger.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s are treasure chests.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reasure ch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ilizing time is important for <text:s/>money.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mport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zoo is a museum.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st is a weapon.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weap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t student is a spring.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bad marriage is torture.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tor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 skin is snow.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rat’s fur is soft.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so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lligence is knowing many things.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kn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pe is a seed.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ven is a pig when he eats.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 father is a rock.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young cousin is thin.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th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ic can be medicine.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edi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fisherman is a spider.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spi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epeno peppers are spicy.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spic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good news got popular.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popul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enator is a really old..</text:p>
          </table:table-cell>
          <table:table-cell office:value-type="string" calcext:value-type="string">
            <text:p>senator</text:p>
          </table:table-cell>
          <table:table-cell office:value-type="string" calcext:value-type="string">
            <text:p>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 bladders are barrels.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bar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h through forest is narrow lane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l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riage is a legal contract.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contr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w on green grass <text:s/>is pearl.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pea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t bedroom is poorly organised.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organ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 fashion models are really thin..</text:p>
          </table:table-cell>
          <table:table-cell office:value-type="string" calcext:value-type="string">
            <text:p>fashion model</text:p>
          </table:table-cell>
          <table:table-cell office:value-type="string" calcext:value-type="string">
            <text:p>th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 young cousin is a shrimp.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shri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tree is an umbrella.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umbre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ility is a veil.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t receptionist is new.</text:p>
          </table:table-cell>
          <table:table-cell office:value-type="string" calcext:value-type="string">
            <text:p>receptionist</text:p>
          </table:table-cell>
          <table:table-cell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lie is a false statement.</text:p>
          </table:table-cell>
          <table:table-cell office:value-type="string" calcext:value-type="string">
            <text:p>lie</text:p>
          </table:table-cell>
          <table:table-cell table:style-name="ce1" office:value-type="string" calcext:value-type="string">
            <text:p>stat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riage involves argument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argu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asketball player was thunder.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s are knowledge.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nowled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ucation is a lantern.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lanter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1:15:01.302063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3:40:26.522996791</meta:creation-date>
    <dc:date>2017-03-31T11:15:15.381324661</dc:date>
    <meta:editing-duration>PT18M38S</meta:editing-duration>
    <meta:editing-cycles>4</meta:editing-cycles>
    <meta:generator>LibreOffice/5.1.6.2$Linux_X86_64 LibreOffice_project/10m0$Build-2</meta:generator>
    <meta:document-statistic meta:table-count="1" meta:cell-count="604" meta:object-count="0"/>
  </office:meta>
</office:document-meta>
</file>